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ext-properties style:text-outline="false" style:text-line-through-style="none" style:text-line-through-type="none" style:font-name="Arial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10" style:family="table-cell" style:parent-style-name="Default" style:data-style-name="N0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 style:data-style-name="N0">
      <style:table-cell-properties style:rotation-align="none"/>
    </style:style>
    <style:style style:name="ce13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2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2">
      <style:table-cell-properties style:rotation-align="none"/>
    </style:style>
    <style:style style:name="ce16" style:family="table-cell" style:parent-style-name="Default" style:data-style-name="N2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17" style:family="table-cell" style:parent-style-name="Default" style:data-style-name="N2">
      <style:table-cell-properties fo:border-bottom="none" style:diagonal-bl-tr="none" style:diagonal-tl-br="none" fo:border-left="none" fo:border-right="0.06pt solid #000000" style:rotation-align="none" fo:border-top="0.06pt solid #000000"/>
    </style:style>
    <style:style style:name="ce18" style:family="table-cell" style:parent-style-name="Default" style:data-style-name="N2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19" style:family="table-cell" style:parent-style-name="Default" style:data-style-name="N0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21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0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23" style:family="table-cell" style:parent-style-name="Default" style:data-style-name="N2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20" style:family="table-cell" style:parent-style-name="Default" style:data-style-name="N2">
      <style:table-cell-properties fo:border-bottom="0.06pt solid #000000" style:diagonal-bl-tr="none" style:diagonal-tl-br="none" fo:border-left="none" fo:border-right="0.06pt solid #000000" style:rotation-align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ce2"/>
        <table:table-column table:style-name="co1" table:number-columns-repeated="3" table:default-cell-style-name="ce3"/>
        <table:table-column table:style-name="co1" table:default-cell-style-name="ce4"/>
        <table:table-column table:style-name="co1" table:number-columns-repeated="2" table:default-cell-style-name="ce3"/>
        <table:table-row table:style-name="ro1" table:number-rows-repeated="2">
          <table:table-cell table:style-name="Default" table:number-columns-repeated="7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Memory</text:p>
          </table:table-cell>
          <table:table-cell table:style-name="ce2" office:value-type="string" calcext:value-type="string">
            <text:p>Temp Delta</text:p>
          </table:table-cell>
          <table:table-cell table:style-name="Default" office:value-type="string" calcext:value-type="string">
            <text:p>TempB</text:p>
          </table:table-cell>
          <table:table-cell table:style-name="Default" office:value-type="string" calcext:value-type="string">
            <text:p>TempA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apsortPy</text:p>
          </table:table-cell>
          <table:table-cell office:value-type="float" office:value="1.012938" calcext:value-type="float">
            <text:p>1,012938</text:p>
          </table:table-cell>
          <table:table-cell office:value-type="float" office:value="113767.7" calcext:value-type="float">
            <text:p>113767,7</text:p>
          </table:table-cell>
          <table:table-cell office:value-type="float" office:value="17368.04" calcext:value-type="float">
            <text:p>17368,04</text:p>
          </table:table-cell>
          <table:table-cell table:formula="of:=[.G5]-[.F5]" office:value-type="float" office:value="0.32" calcext:value-type="float">
            <text:p>0,32</text:p>
          </table:table-cell>
          <table:table-cell office:value-type="float" office:value="53.03" calcext:value-type="float">
            <text:p>53,03</text:p>
          </table:table-cell>
          <table:table-cell office:value-type="float" office:value="53.35" calcext:value-type="float">
            <text:p>53,3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Py</text:p>
          </table:table-cell>
          <table:table-cell office:value-type="float" office:value="0.946332" calcext:value-type="float">
            <text:p>0,946332</text:p>
          </table:table-cell>
          <table:table-cell office:value-type="float" office:value="108763.93" calcext:value-type="float">
            <text:p>108763,93</text:p>
          </table:table-cell>
          <table:table-cell office:value-type="float" office:value="17695.8" calcext:value-type="float">
            <text:p>17695,8</text:p>
          </table:table-cell>
          <table:table-cell table:formula="of:=[.G7]-[.F7]" office:value-type="float" office:value="0.18" calcext:value-type="float">
            <text:p>0,18</text:p>
          </table:table-cell>
          <table:table-cell office:value-type="float" office:value="53.19" calcext:value-type="float">
            <text:p>53,19</text:p>
          </table:table-cell>
          <table:table-cell office:value-type="float" office:value="53.37" calcext:value-type="float">
            <text:p>53,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ickSortPy</text:p>
          </table:table-cell>
          <table:table-cell office:value-type="float" office:value="0.726811" calcext:value-type="float">
            <text:p>0,726811</text:p>
          </table:table-cell>
          <table:table-cell office:value-type="float" office:value="87449.03" calcext:value-type="float">
            <text:p>87449,03</text:p>
          </table:table-cell>
          <table:table-cell office:value-type="float" office:value="17381.08" calcext:value-type="float">
            <text:p>17381,08</text:p>
          </table:table-cell>
          <table:table-cell table:formula="of:=[.G9]-[.F9]" office:value-type="float" office:value="0.0700000000000003" calcext:value-type="float">
            <text:p>0,0700000000000003</text:p>
          </table:table-cell>
          <table:table-cell office:value-type="float" office:value="52.85" calcext:value-type="float">
            <text:p>52,85</text:p>
          </table:table-cell>
          <table:table-cell office:value-type="float" office:value="52.92" calcext:value-type="float">
            <text:p>52,92</text:p>
          </table:table-cell>
        </table:table-row>
      </table:table>
      <table:table table:name="Intermediate" table:style-name="ta1">
        <table:table-column table:style-name="co1" table:default-cell-style-name="ce2"/>
        <table:table-column table:style-name="co1" table:number-columns-repeated="6" table:default-cell-style-name="ce6"/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5" office:value-type="string" calcext:value-type="string">
            <text:p>Partial Concordance Index for Package</text:p>
          </table:table-cell>
          <table:table-cell table:style-name="Default" table:number-columns-repeated="4"/>
          <table:table-cell table:style-name="ce2"/>
          <table:table-cell table:style-name="Default"/>
        </table:table-row>
        <table:table-row table:style-name="ro1"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"/>
          <table:table-cell table:style-name="ce2" office:value-type="string" calcext:value-type="string">
            <text:p>HeapsortPy</text:p>
          </table:table-cell>
          <table:table-cell table:style-name="ce2"/>
          <table:table-cell table:style-name="ce2" office:value-type="string" calcext:value-type="string">
            <text:p>MergeSortPy</text:p>
          </table:table-cell>
          <table:table-cell/>
          <table:table-cell table:style-name="ce2" office:value-type="string" calcext:value-type="string">
            <text:p>QuickSortPy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apsortPy</text:p>
          </table:table-cell>
          <table:table-cell/>
          <table:table-cell table:formula="of:=-VLOOKUP([.C$5];[$Data.$A$4:$Data.$E$9];2;0) + VLOOKUP([.$A7];[$Data.$A$4:$Data.$E$9];2;0)" office:value-type="float" office:value="0" calcext:value-type="float">
            <text:p>0</text:p>
          </table:table-cell>
          <table:table-cell/>
          <table:table-cell table:formula="of:=-VLOOKUP([.E$5];[$Data.$A$4:$Data.$E$9];2;0) + VLOOKUP([.$A7];[$Data.$A$4:$Data.$E$9];2;0)" office:value-type="float" office:value="0.0666059999999999" calcext:value-type="float">
            <text:p>0,0666059999999999</text:p>
          </table:table-cell>
          <table:table-cell/>
          <table:table-cell table:formula="of:=-VLOOKUP([.G$5];[$Data.$A$4:$Data.$E$9];2;0) + VLOOKUP([.$A7];[$Data.$A$4:$Data.$E$9];2;0)" office:value-type="float" office:value="0.286127" calcext:value-type="float">
            <text:p>0,28612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Py</text:p>
          </table:table-cell>
          <table:table-cell/>
          <table:table-cell table:formula="of:=-VLOOKUP([.C$5];[$Data.$A$4:$Data.$E$9];2;0) + VLOOKUP([.$A9];[$Data.$A$4:$Data.$E$9];2;0)" office:value-type="float" office:value="-0.0666059999999999" calcext:value-type="float">
            <text:p>-0,0666059999999999</text:p>
          </table:table-cell>
          <table:table-cell/>
          <table:table-cell table:formula="of:=-VLOOKUP([.E$5];[$Data.$A$4:$Data.$E$9];2;0) + VLOOKUP([.$A9];[$Data.$A$4:$Data.$E$9];2;0)" office:value-type="float" office:value="0" calcext:value-type="float">
            <text:p>0</text:p>
          </table:table-cell>
          <table:table-cell/>
          <table:table-cell table:formula="of:=-VLOOKUP([.G$5];[$Data.$A$4:$Data.$E$9];2;0) + VLOOKUP([.$A9];[$Data.$A$4:$Data.$E$9];2;0)" office:value-type="float" office:value="0.219521" calcext:value-type="float">
            <text:p>0,219521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QuickSortPy</text:p>
          </table:table-cell>
          <table:table-cell/>
          <table:table-cell table:formula="of:=-VLOOKUP([.C$5];[$Data.$A$4:$Data.$E$9];2;0) + VLOOKUP([.$A11];[$Data.$A$4:$Data.$E$9];2;0)" office:value-type="float" office:value="-0.286127" calcext:value-type="float">
            <text:p>-0,286127</text:p>
          </table:table-cell>
          <table:table-cell/>
          <table:table-cell table:formula="of:=-VLOOKUP([.E$5];[$Data.$A$4:$Data.$E$9];2;0) + VLOOKUP([.$A11];[$Data.$A$4:$Data.$E$9];2;0)" office:value-type="float" office:value="-0.219521" calcext:value-type="float">
            <text:p>-0,219521</text:p>
          </table:table-cell>
          <table:table-cell table:style-name="Default"/>
          <table:table-cell table:formula="of:=-VLOOKUP([.G$5];[$Data.$A$4:$Data.$E$9];2;0) + VLOOKUP([.$A11];[$Data.$A$4:$Data.$E$9];2;0)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5" office:value-type="string" calcext:value-type="string">
            <text:p>Partial Concordance Index for Time</text:p>
          </table:table-cell>
          <table:table-cell table:style-name="Default" table:number-columns-repeated="4"/>
          <table:table-cell table:style-name="ce2"/>
          <table:table-cell table:style-name="Default"/>
        </table:table-row>
        <table:table-row table:style-name="ro1"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"/>
          <table:table-cell table:style-name="ce2" office:value-type="string" calcext:value-type="string">
            <text:p>HeapsortPy</text:p>
          </table:table-cell>
          <table:table-cell table:style-name="ce2"/>
          <table:table-cell table:style-name="ce2" office:value-type="string" calcext:value-type="string">
            <text:p>MergeSortPy</text:p>
          </table:table-cell>
          <table:table-cell/>
          <table:table-cell table:style-name="ce2" office:value-type="string" calcext:value-type="string">
            <text:p>QuickSortPy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apsortPy</text:p>
          </table:table-cell>
          <table:table-cell/>
          <table:table-cell table:formula="of:=-VLOOKUP([.C$5];[$Data.$A$4:$Data.$E$9];3;0) + VLOOKUP([.$A18];[$Data.$A$4:$Data.$E$9];3;0)" office:value-type="float" office:value="0" calcext:value-type="float">
            <text:p>0</text:p>
          </table:table-cell>
          <table:table-cell/>
          <table:table-cell table:formula="of:=-VLOOKUP([.E$5];[$Data.$A$4:$Data.$E$9];3;0) + VLOOKUP([.$A18];[$Data.$A$4:$Data.$E$9];3;0)" office:value-type="float" office:value="5003.77" calcext:value-type="float">
            <text:p>5003,77</text:p>
          </table:table-cell>
          <table:table-cell/>
          <table:table-cell table:formula="of:=-VLOOKUP([.G$5];[$Data.$A$4:$Data.$E$9];3;0) + VLOOKUP([.$A18];[$Data.$A$4:$Data.$E$9];3;0)" office:value-type="float" office:value="26318.67" calcext:value-type="float">
            <text:p>26318,6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Py</text:p>
          </table:table-cell>
          <table:table-cell/>
          <table:table-cell table:formula="of:=-VLOOKUP([.C$5];[$Data.$A$4:$Data.$E$9];3;0) + VLOOKUP([.$A20];[$Data.$A$4:$Data.$E$9];3;0)" office:value-type="float" office:value="-5003.77" calcext:value-type="float">
            <text:p>-5003,77</text:p>
          </table:table-cell>
          <table:table-cell/>
          <table:table-cell table:formula="of:=-VLOOKUP([.E$5];[$Data.$A$4:$Data.$E$9];3;0) + VLOOKUP([.$A20];[$Data.$A$4:$Data.$E$9];3;0)" office:value-type="float" office:value="0" calcext:value-type="float">
            <text:p>0</text:p>
          </table:table-cell>
          <table:table-cell/>
          <table:table-cell table:formula="of:=-VLOOKUP([.G$5];[$Data.$A$4:$Data.$E$9];3;0) + VLOOKUP([.$A20];[$Data.$A$4:$Data.$E$9];3;0)" office:value-type="float" office:value="21314.9" calcext:value-type="float">
            <text:p>21314,9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QuickSortPy</text:p>
          </table:table-cell>
          <table:table-cell/>
          <table:table-cell table:formula="of:=-VLOOKUP([.C$5];[$Data.$A$4:$Data.$E$9];3;0) + VLOOKUP([.$A22];[$Data.$A$4:$Data.$E$9];3;0)" office:value-type="float" office:value="-26318.67" calcext:value-type="float">
            <text:p>-26318,67</text:p>
          </table:table-cell>
          <table:table-cell/>
          <table:table-cell table:formula="of:=-VLOOKUP([.E$5];[$Data.$A$4:$Data.$E$9];3;0) + VLOOKUP([.$A22];[$Data.$A$4:$Data.$E$9];3;0)" office:value-type="float" office:value="-21314.9" calcext:value-type="float">
            <text:p>-21314,9</text:p>
          </table:table-cell>
          <table:table-cell table:style-name="Default"/>
          <table:table-cell table:formula="of:=-VLOOKUP([.G$5];[$Data.$A$4:$Data.$E$9];3;0) + VLOOKUP([.$A22];[$Data.$A$4:$Data.$E$9];3;0)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5" office:value-type="string" calcext:value-type="string">
            <text:p>Partial Concordance Index for Memory</text:p>
          </table:table-cell>
          <table:table-cell table:style-name="Default" table:number-columns-repeated="4"/>
          <table:table-cell table:style-name="ce2"/>
          <table:table-cell table:style-name="Default"/>
        </table:table-row>
        <table:table-row table:style-name="ro1"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"/>
          <table:table-cell table:style-name="ce2" office:value-type="string" calcext:value-type="string">
            <text:p>HeapsortPy</text:p>
          </table:table-cell>
          <table:table-cell table:style-name="ce2"/>
          <table:table-cell table:style-name="ce2" office:value-type="string" calcext:value-type="string">
            <text:p>MergeSortPy</text:p>
          </table:table-cell>
          <table:table-cell/>
          <table:table-cell table:style-name="ce2" office:value-type="string" calcext:value-type="string">
            <text:p>QuickSortPy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apsortPy</text:p>
          </table:table-cell>
          <table:table-cell/>
          <table:table-cell table:formula="of:=-VLOOKUP([.C$5];[$Data.$A$4:$Data.$E$9];4;0) + VLOOKUP([.$A29];[$Data.$A$4:$Data.$E$9];4;0)" office:value-type="float" office:value="0" calcext:value-type="float">
            <text:p>0</text:p>
          </table:table-cell>
          <table:table-cell/>
          <table:table-cell table:formula="of:=-VLOOKUP([.E$5];[$Data.$A$4:$Data.$E$9];4;0) + VLOOKUP([.$A29];[$Data.$A$4:$Data.$E$9];4;0)" office:value-type="float" office:value="-327.759999999998" calcext:value-type="float">
            <text:p>-327,759999999998</text:p>
          </table:table-cell>
          <table:table-cell/>
          <table:table-cell table:formula="of:=-VLOOKUP([.G$5];[$Data.$A$4:$Data.$E$9];4;0) + VLOOKUP([.$A29];[$Data.$A$4:$Data.$E$9];4;0)" office:value-type="float" office:value="-13.0400000000009" calcext:value-type="float">
            <text:p>-13,040000000000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Py</text:p>
          </table:table-cell>
          <table:table-cell/>
          <table:table-cell table:formula="of:=-VLOOKUP([.C$5];[$Data.$A$4:$Data.$E$9];4;0) + VLOOKUP([.$A31];[$Data.$A$4:$Data.$E$9];4;0)" office:value-type="float" office:value="327.759999999998" calcext:value-type="float">
            <text:p>327,759999999998</text:p>
          </table:table-cell>
          <table:table-cell/>
          <table:table-cell table:formula="of:=-VLOOKUP([.E$5];[$Data.$A$4:$Data.$E$9];4;0) + VLOOKUP([.$A31];[$Data.$A$4:$Data.$E$9];4;0)" office:value-type="float" office:value="0" calcext:value-type="float">
            <text:p>0</text:p>
          </table:table-cell>
          <table:table-cell/>
          <table:table-cell table:formula="of:=-VLOOKUP([.G$5];[$Data.$A$4:$Data.$E$9];4;0) + VLOOKUP([.$A31];[$Data.$A$4:$Data.$E$9];4;0)" office:value-type="float" office:value="314.719999999998" calcext:value-type="float">
            <text:p>314,719999999998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QuickSortPy</text:p>
          </table:table-cell>
          <table:table-cell/>
          <table:table-cell table:formula="of:=-VLOOKUP([.C$5];[$Data.$A$4:$Data.$E$9];4;0) + VLOOKUP([.$A33];[$Data.$A$4:$Data.$E$9];4;0)" office:value-type="float" office:value="13.0400000000009" calcext:value-type="float">
            <text:p>13,0400000000009</text:p>
          </table:table-cell>
          <table:table-cell/>
          <table:table-cell table:formula="of:=-VLOOKUP([.E$5];[$Data.$A$4:$Data.$E$9];4;0) + VLOOKUP([.$A33];[$Data.$A$4:$Data.$E$9];4;0)" office:value-type="float" office:value="-314.719999999998" calcext:value-type="float">
            <text:p>-314,719999999998</text:p>
          </table:table-cell>
          <table:table-cell table:style-name="Default"/>
          <table:table-cell table:formula="of:=-VLOOKUP([.G$5];[$Data.$A$4:$Data.$E$9];4;0) + VLOOKUP([.$A33];[$Data.$A$4:$Data.$E$9];4;0)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office:value-type="string" calcext:value-type="string">
            <text:p>Partial Concordance Index for TempDelta</text:p>
          </table:table-cell>
          <table:table-cell table:style-name="Default" table:number-columns-repeated="4"/>
          <table:table-cell table:style-name="ce2"/>
          <table:table-cell table:style-name="Default"/>
        </table:table-row>
        <table:table-row table:style-name="ro1"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"/>
          <table:table-cell table:style-name="ce2" office:value-type="string" calcext:value-type="string">
            <text:p>HeapsortPy</text:p>
          </table:table-cell>
          <table:table-cell table:style-name="ce2"/>
          <table:table-cell table:style-name="ce2" office:value-type="string" calcext:value-type="string">
            <text:p>MergeSortPy</text:p>
          </table:table-cell>
          <table:table-cell/>
          <table:table-cell table:style-name="ce2" office:value-type="string" calcext:value-type="string">
            <text:p>QuickSortPy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apsortPy</text:p>
          </table:table-cell>
          <table:table-cell/>
          <table:table-cell table:formula="of:=-VLOOKUP([.C$5];[$Data.$A$4:$Data.$E$9];5;0) + VLOOKUP([.$A40];[$Data.$A$4:$Data.$E$9];5;0)" office:value-type="float" office:value="0" calcext:value-type="float">
            <text:p>0</text:p>
          </table:table-cell>
          <table:table-cell/>
          <table:table-cell table:formula="of:=-VLOOKUP([.E$5];[$Data.$A$4:$Data.$E$9];5;0) + VLOOKUP([.$A40];[$Data.$A$4:$Data.$E$9];5;0)" office:value-type="float" office:value="0.140000000000001" calcext:value-type="float">
            <text:p>0,140000000000001</text:p>
          </table:table-cell>
          <table:table-cell/>
          <table:table-cell table:formula="of:=-VLOOKUP([.G$5];[$Data.$A$4:$Data.$E$9];5;0) + VLOOKUP([.$A40];[$Data.$A$4:$Data.$E$9];5;0)" office:value-type="float" office:value="0.25" calcext:value-type="float">
            <text:p>0,2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Py</text:p>
          </table:table-cell>
          <table:table-cell/>
          <table:table-cell table:formula="of:=-VLOOKUP([.C$5];[$Data.$A$4:$Data.$E$9];5;0) + VLOOKUP([.$A42];[$Data.$A$4:$Data.$E$9];5;0)" office:value-type="float" office:value="-0.140000000000001" calcext:value-type="float">
            <text:p>-0,140000000000001</text:p>
          </table:table-cell>
          <table:table-cell/>
          <table:table-cell table:formula="of:=-VLOOKUP([.E$5];[$Data.$A$4:$Data.$E$9];5;0) + VLOOKUP([.$A42];[$Data.$A$4:$Data.$E$9];5;0)" office:value-type="float" office:value="0" calcext:value-type="float">
            <text:p>0</text:p>
          </table:table-cell>
          <table:table-cell/>
          <table:table-cell table:formula="of:=-VLOOKUP([.G$5];[$Data.$A$4:$Data.$E$9];5;0) + VLOOKUP([.$A42];[$Data.$A$4:$Data.$E$9];5;0)" office:value-type="float" office:value="0.109999999999999" calcext:value-type="float">
            <text:p>0,109999999999999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QuickSortPy</text:p>
          </table:table-cell>
          <table:table-cell/>
          <table:table-cell table:formula="of:=-VLOOKUP([.C$5];[$Data.$A$4:$Data.$E$9];5;0) + VLOOKUP([.$A44];[$Data.$A$4:$Data.$E$9];5;0)" office:value-type="float" office:value="-0.25" calcext:value-type="float">
            <text:p>-0,25</text:p>
          </table:table-cell>
          <table:table-cell/>
          <table:table-cell table:formula="of:=-VLOOKUP([.E$5];[$Data.$A$4:$Data.$E$9];5;0) + VLOOKUP([.$A44];[$Data.$A$4:$Data.$E$9];5;0)" office:value-type="float" office:value="-0.109999999999999" calcext:value-type="float">
            <text:p>-0,109999999999999</text:p>
          </table:table-cell>
          <table:table-cell table:style-name="Default"/>
          <table:table-cell table:formula="of:=-VLOOKUP([.G$5];[$Data.$A$4:$Data.$E$9];5;0) + VLOOKUP([.$A44];[$Data.$A$4:$Data.$E$9];5;0)" office:value-type="float" office:value="0" calcext:value-type="float">
            <text:p>0</text:p>
          </table:table-cell>
        </table:table-row>
      </table:table>
      <table:table table:name="Electre+" table:style-name="ta1">
        <table:table-column table:style-name="co1" table:default-cell-style-name="Default"/>
        <table:table-column table:style-name="co1" table:number-columns-repeated="6" table:default-cell-style-name="ce15"/>
        <table:table-column table:style-name="co1" table:number-columns-repeated="8" table:default-cell-style-name="Default"/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Package</text:p>
          </table:table-cell>
          <table:table-cell table:style-name="ce13" office:value-type="string" calcext:value-type="string">
            <text:p>Time</text:p>
          </table:table-cell>
          <table:table-cell table:style-name="ce13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Indifference</text:p>
          </table:table-cell>
          <table:table-cell table:style-name="ce14" office:value-type="float" office:value="0.01430635" calcext:value-type="float">
            <text:p>0,01</text:p>
          </table:table-cell>
          <table:table-cell table:style-name="ce14" office:value-type="float" office:value="1315.9335" calcext:value-type="float">
            <text:p>1315,93</text:p>
          </table:table-cell>
          <table:table-cell table:style-name="ce14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Veto</text:p>
          </table:table-cell>
          <table:table-cell table:style-name="ce14" table:formula="of:=[.B4]*2" office:value-type="float" office:value="0.0286127" calcext:value-type="float">
            <text:p>0,03</text:p>
          </table:table-cell>
          <table:table-cell table:style-name="ce14" table:formula="of:=[.C4]*2" office:value-type="float" office:value="2631.867" calcext:value-type="float">
            <text:p>2631,87</text:p>
          </table:table-cell>
          <table:table-cell table:style-name="ce14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Weight</text:p>
          </table:table-cell>
          <table:table-cell table:style-name="ce14" office:value-type="float" office:value="0.65" calcext:value-type="float">
            <text:p>0,65</text:p>
          </table:table-cell>
          <table:table-cell table:style-name="ce14" office:value-type="float" office:value="0.35" calcext:value-type="float">
            <text:p>0,35</text:p>
          </table:table-cell>
          <table:table-cell table:style-name="ce14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Lambda</text:p>
          </table:table-cell>
          <table:table-cell table:style-name="ce14" office:value-type="float" office:value="0.99" calcext:value-type="float">
            <text:p>0,99</text:p>
          </table:table-cell>
          <table:table-cell table:style-name="ce14" table:number-columns-repeated="2"/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style-name="ce5" office:value-type="string" calcext:value-type="string">
            <text:p>Languages</text:p>
          </table:table-cell>
          <table:table-cell table:style-name="ce2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HeapsortPy</text:p>
          </table:table-cell>
          <table:table-cell table:number-columns-repeated="13"/>
        </table:table-row>
        <table:table-row table:style-name="ro1">
          <table:table-cell/>
          <table:table-cell table:style-name="ce2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MergeSortPy</text:p>
          </table:table-cell>
          <table:table-cell table:number-columns-repeated="13"/>
        </table:table-row>
        <table:table-row table:style-name="ro1">
          <table:table-cell/>
          <table:table-cell table:style-name="ce2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QuickSortPy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7" office:value-type="string" calcext:value-type="string">
            <text:p>Credibility Index</text:p>
          </table:table-cell>
          <table:table-cell table:style-name="ce16" table:number-columns-repeated="5"/>
          <table:table-cell table:style-name="ce17"/>
          <table:table-cell/>
          <table:table-cell table:style-name="ce21" office:value-type="string" calcext:value-type="string">
            <text:p>Credibility Index with lambda</text:p>
          </table:table-cell>
          <table:table-cell table:style-name="ce16" table:number-columns-repeated="5"/>
          <table:table-cell table:style-name="ce17"/>
        </table:table-row>
        <table:table-row table:style-name="ro1">
          <table:table-cell table:style-name="ce8"/>
          <table:table-cell table:number-columns-repeated="5"/>
          <table:table-cell table:style-name="ce18"/>
          <table:table-cell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8"/>
          <table:table-cell table:style-name="ce11"/>
          <table:table-cell table:style-name="ce11" table:formula="of:=[.A21]" office:value-type="string" office:string-value="HeapsortPy" calcext:value-type="string">
            <text:p>HeapsortPy</text:p>
          </table:table-cell>
          <table:table-cell table:style-name="ce11"/>
          <table:table-cell table:style-name="ce11" table:formula="of:=[.A23]" office:value-type="string" office:string-value="MergeSortPy" calcext:value-type="string">
            <text:p>MergeSortPy</text:p>
          </table:table-cell>
          <table:table-cell table:style-name="ce11"/>
          <table:table-cell table:style-name="ce19" table:formula="of:=[.A25]" office:value-type="string" office:string-value="QuickSortPy" calcext:value-type="string">
            <text:p>QuickSortPy</text:p>
          </table:table-cell>
          <table:table-cell/>
          <table:table-cell table:style-name="ce8"/>
          <table:table-cell table:style-name="ce11"/>
          <table:table-cell table:style-name="ce11" table:formula="of:=[.C19]" office:value-type="string" office:string-value="HeapsortPy" calcext:value-type="string">
            <text:p>HeapsortPy</text:p>
          </table:table-cell>
          <table:table-cell table:style-name="ce11"/>
          <table:table-cell table:style-name="ce11" table:formula="of:=[.E19]" office:value-type="string" office:string-value="MergeSortPy" calcext:value-type="string">
            <text:p>MergeSortPy</text:p>
          </table:table-cell>
          <table:table-cell table:style-name="ce11" table:formula="of:=[.F19]" office:value-type="float" office:value="0" calcext:value-type="float">
            <text:p>0</text:p>
          </table:table-cell>
          <table:table-cell table:style-name="ce19" table:formula="of:=[.G19]" office:value-type="string" office:string-value="QuickSortPy" calcext:value-type="string">
            <text:p>QuickSortPy</text:p>
          </table:table-cell>
        </table:table-row>
        <table:table-row table:style-name="ro1">
          <table:table-cell table:style-name="ce8"/>
          <table:table-cell table:number-columns-repeated="7"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8" table:formula="of:=[.B10]" office:value-type="string" office:string-value="HeapsortPy" calcext:value-type="string">
            <text:p>HeapsortPy</text:p>
          </table:table-cell>
          <table:table-cell table:number-columns-repeated="3"/>
          <table:table-cell table:formula="of:=[.E34]*(1-MAX([.M46];[.M57]))" office:value-type="float" office:value="0" calcext:value-type="float">
            <text:p>0,00</text:p>
          </table:table-cell>
          <table:table-cell/>
          <table:table-cell table:formula="of:=[.G34]*(1-MAX([.O46];[.O57]))" office:value-type="float" office:value="0" calcext:value-type="float">
            <text:p>0,00</text:p>
          </table:table-cell>
          <table:table-cell/>
          <table:table-cell table:style-name="ce8" table:formula="of:=[.A21]" office:value-type="string" office:string-value="HeapsortPy" calcext:value-type="string">
            <text:p>HeapsortPy</text:p>
          </table:table-cell>
          <table:table-cell table:style-name="ce15"/>
          <table:table-cell table:style-name="ce15" table:formula="of:=IF([.C21]&gt;=[.$B$7];1;&quot;&quot;)">
            <text:p/>
          </table:table-cell>
          <table:table-cell table:style-name="ce15"/>
          <table:table-cell table:style-name="ce15" table:formula="of:=IF([.E21]&gt;=[.$B$7];1;&quot;&quot;)">
            <text:p/>
          </table:table-cell>
          <table:table-cell table:style-name="ce15" table:formula="of:=IF([.F21]&gt;=[.$B$7];1;&quot;&quot;)">
            <text:p/>
          </table:table-cell>
          <table:table-cell table:style-name="ce18" table:formula="of:=IF([.G21]&gt;=[.$B$7];1;&quot;&quot;)">
            <text:p/>
          </table:table-cell>
        </table:table-row>
        <table:table-row table:style-name="ro1">
          <table:table-cell table:style-name="ce8"/>
          <table:table-cell table:number-columns-repeated="7"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8" table:formula="of:=[.B12]" office:value-type="string" office:string-value="MergeSortPy" calcext:value-type="string">
            <text:p>MergeSortPy</text:p>
          </table:table-cell>
          <table:table-cell/>
          <table:table-cell table:formula="of:=[.C36]*(1-MAX([.K48];[.K59]))" office:value-type="float" office:value="1" calcext:value-type="float">
            <text:p>1,00</text:p>
          </table:table-cell>
          <table:table-cell table:number-columns-repeated="3"/>
          <table:table-cell table:formula="of:=[.G36]*(1-MAX([.O48];[.O59]))" office:value-type="float" office:value="0" calcext:value-type="float">
            <text:p>0,00</text:p>
          </table:table-cell>
          <table:table-cell/>
          <table:table-cell table:style-name="ce8" table:formula="of:=[.A23]" office:value-type="string" office:string-value="MergeSortPy" calcext:value-type="string">
            <text:p>MergeSortPy</text:p>
          </table:table-cell>
          <table:table-cell table:style-name="ce15"/>
          <table:table-cell table:style-name="ce15" table:formula="of:=IF([.C23]&gt;=[.$B$7];1;&quot;&quot;)" office:value-type="float" office:value="1" calcext:value-type="float">
            <text:p>1,00</text:p>
          </table:table-cell>
          <table:table-cell table:style-name="ce15"/>
          <table:table-cell table:style-name="ce15" table:formula="of:=IF([.E23]&gt;=[.$B$7];1;&quot;&quot;)">
            <text:p/>
          </table:table-cell>
          <table:table-cell table:style-name="ce15" table:formula="of:=IF([.F23]&gt;=[.$B$7];1;&quot;&quot;)">
            <text:p/>
          </table:table-cell>
          <table:table-cell table:style-name="ce18" table:formula="of:=IF([.G23]&gt;=[.$B$7];1;&quot;&quot;)">
            <text:p/>
          </table:table-cell>
        </table:table-row>
        <table:table-row table:style-name="ro1">
          <table:table-cell table:style-name="ce8"/>
          <table:table-cell table:number-columns-repeated="7"/>
          <table:table-cell table:style-name="ce8"/>
          <table:table-cell table:style-name="ce15" table:number-columns-repeated="5"/>
          <table:table-cell table:style-name="ce18" table:formula="of:=IF([.G24]&gt;=[.$B$7];1;&quot;&quot;)">
            <text:p/>
          </table:table-cell>
        </table:table-row>
        <table:table-row table:style-name="ro1">
          <table:table-cell table:style-name="ce10" table:formula="of:=[.B14]" office:value-type="string" office:string-value="QuickSortPy" calcext:value-type="string">
            <text:p>QuickSortPy</text:p>
          </table:table-cell>
          <table:table-cell/>
          <table:table-cell table:formula="of:=[.C38]*(1-MAX([.K50];[.K61]))" office:value-type="float" office:value="1" calcext:value-type="float">
            <text:p>1,00</text:p>
          </table:table-cell>
          <table:table-cell/>
          <table:table-cell table:formula="of:=[.E38]*(1-MAX([.M50];[.M61]))" office:value-type="float" office:value="1" calcext:value-type="float">
            <text:p>1,00</text:p>
          </table:table-cell>
          <table:table-cell table:number-columns-repeated="3"/>
          <table:table-cell table:style-name="ce22" table:formula="of:=[.A25]" office:value-type="string" office:string-value="QuickSortPy" calcext:value-type="string">
            <text:p>QuickSortPy</text:p>
          </table:table-cell>
          <table:table-cell table:style-name="ce23"/>
          <table:table-cell table:style-name="ce23" table:formula="of:=IF([.C25]&gt;=[.$B$7];1;&quot;&quot;)" office:value-type="float" office:value="1" calcext:value-type="float">
            <text:p>1,00</text:p>
          </table:table-cell>
          <table:table-cell table:style-name="ce23"/>
          <table:table-cell table:style-name="ce23" table:formula="of:=IF([.E25]&gt;=[.$B$7];1;&quot;&quot;)" office:value-type="float" office:value="1" calcext:value-type="float">
            <text:p>1,00</text:p>
          </table:table-cell>
          <table:table-cell table:style-name="ce23" table:formula="of:=IF([.F25]&gt;=[.$B$7];1;&quot;&quot;)">
            <text:p/>
          </table:table-cell>
          <table:table-cell table:style-name="ce20" table:formula="of:=IF([.G25]&gt;=[.$B$7];1;&quot;&quot;)">
            <text:p/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7" office:value-type="string" calcext:value-type="string">
            <text:p>Comprehensive Concordance Index</text:p>
          </table:table-cell>
          <table:table-cell table:style-name="ce16" table:number-columns-repeated="5"/>
          <table:table-cell table:style-name="ce17"/>
          <table:table-cell/>
          <table:table-cell table:style-name="ce7" office:value-type="string" calcext:value-type="string">
            <text:p>Comprehensive Concordance Index with lambda</text:p>
          </table:table-cell>
          <table:table-cell table:style-name="ce16" table:number-columns-repeated="5"/>
          <table:table-cell table:style-name="ce17"/>
        </table:table-row>
        <table:table-row table:style-name="ro1">
          <table:table-cell table:style-name="ce8"/>
          <table:table-cell table:number-columns-repeated="5"/>
          <table:table-cell table:style-name="ce18"/>
          <table:table-cell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8"/>
          <table:table-cell table:style-name="Default"/>
          <table:table-cell table:style-name="ce11" table:formula="of:=[.A34]" office:value-type="string" office:string-value="HeapsortPy" calcext:value-type="string">
            <text:p>HeapsortPy</text:p>
          </table:table-cell>
          <table:table-cell table:style-name="ce11"/>
          <table:table-cell table:style-name="ce11" table:formula="of:=[.A36]" office:value-type="string" office:string-value="MergeSortPy" calcext:value-type="string">
            <text:p>MergeSortPy</text:p>
          </table:table-cell>
          <table:table-cell table:style-name="ce11"/>
          <table:table-cell table:style-name="ce19" table:formula="of:=[.A38]" office:value-type="string" office:string-value="QuickSortPy" calcext:value-type="string">
            <text:p>QuickSortPy</text:p>
          </table:table-cell>
          <table:table-cell/>
          <table:table-cell table:style-name="ce8"/>
          <table:table-cell table:style-name="ce11"/>
          <table:table-cell table:style-name="ce11" table:formula="of:=[.C32]" office:value-type="string" office:string-value="HeapsortPy" calcext:value-type="string">
            <text:p>HeapsortPy</text:p>
          </table:table-cell>
          <table:table-cell table:style-name="ce11"/>
          <table:table-cell table:style-name="ce11" table:formula="of:=[.E32]" office:value-type="string" office:string-value="MergeSortPy" calcext:value-type="string">
            <text:p>MergeSortPy</text:p>
          </table:table-cell>
          <table:table-cell table:style-name="ce11"/>
          <table:table-cell table:style-name="ce19" table:formula="of:=[.G32]" office:value-type="string" office:string-value="QuickSortPy" calcext:value-type="string">
            <text:p>QuickSortPy</text:p>
          </table:table-cell>
        </table:table-row>
        <table:table-row table:style-name="ro1">
          <table:table-cell table:style-name="ce9"/>
          <table:table-cell table:style-name="Default"/>
          <table:table-cell table:number-columns-repeated="6"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9" table:formula="of:=[.B10]" office:value-type="string" office:string-value="HeapsortPy" calcext:value-type="string">
            <text:p>HeapsortPy</text:p>
          </table:table-cell>
          <table:table-cell table:style-name="Default"/>
          <table:table-cell table:formula="of:=[.$B$6]*[.C46]+[.$C$6]*[.C57]" office:value-type="float" office:value="1" calcext:value-type="float">
            <text:p>1,00</text:p>
          </table:table-cell>
          <table:table-cell/>
          <table:table-cell table:formula="of:=[.$B$6]*[.E46]+[.$C$6]*[.E57]" office:value-type="float" office:value="0" calcext:value-type="float">
            <text:p>0,00</text:p>
          </table:table-cell>
          <table:table-cell/>
          <table:table-cell table:formula="of:=[.$B$6]*[.G46]+[.$C$6]*[.G57]" office:value-type="float" office:value="0" calcext:value-type="float">
            <text:p>0,00</text:p>
          </table:table-cell>
          <table:table-cell/>
          <table:table-cell table:style-name="ce8" table:formula="of:=[.A34]" office:value-type="string" office:string-value="HeapsortPy" calcext:value-type="string">
            <text:p>HeapsortPy</text:p>
          </table:table-cell>
          <table:table-cell table:style-name="ce15"/>
          <table:table-cell table:style-name="ce15" table:formula="of:=IF([.C34]&gt;=[.$B$7];[.C34];&quot;&quot;)" office:value-type="float" office:value="1" calcext:value-type="float">
            <text:p>1,00</text:p>
          </table:table-cell>
          <table:table-cell table:style-name="ce15"/>
          <table:table-cell table:style-name="ce15" table:formula="of:=IF([.E34]&gt;=[.$B$7];[.E34];&quot;&quot;)">
            <text:p/>
          </table:table-cell>
          <table:table-cell table:style-name="ce15"/>
          <table:table-cell table:style-name="ce18" table:formula="of:=IF([.G34]&gt;=[.$B$7];[.G34];&quot;&quot;)">
            <text:p/>
          </table:table-cell>
        </table:table-row>
        <table:table-row table:style-name="ro1">
          <table:table-cell table:style-name="ce9"/>
          <table:table-cell table:style-name="ce11"/>
          <table:table-cell table:number-columns-repeated="6"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9" table:formula="of:=[.B12]" office:value-type="string" office:string-value="MergeSortPy" calcext:value-type="string">
            <text:p>MergeSortPy</text:p>
          </table:table-cell>
          <table:table-cell/>
          <table:table-cell table:formula="of:=[.$B$6]*[.C48]+[.$C$6]*[.C59]" office:value-type="float" office:value="1" calcext:value-type="float">
            <text:p>1,00</text:p>
          </table:table-cell>
          <table:table-cell/>
          <table:table-cell table:formula="of:=[.$B$6]*[.E48]+[.$C$6]*[.E59]" office:value-type="float" office:value="1" calcext:value-type="float">
            <text:p>1,00</text:p>
          </table:table-cell>
          <table:table-cell/>
          <table:table-cell table:formula="of:=[.$B$6]*[.G48]+[.$C$6]*[.G59]" office:value-type="float" office:value="0" calcext:value-type="float">
            <text:p>0,00</text:p>
          </table:table-cell>
          <table:table-cell/>
          <table:table-cell table:style-name="ce8" table:formula="of:=[.A36]" office:value-type="string" office:string-value="MergeSortPy" calcext:value-type="string">
            <text:p>MergeSortPy</text:p>
          </table:table-cell>
          <table:table-cell table:style-name="ce15"/>
          <table:table-cell table:style-name="ce15" table:formula="of:=IF([.C36]&gt;=[.$B$7];[.C36];&quot;&quot;)" office:value-type="float" office:value="1" calcext:value-type="float">
            <text:p>1,00</text:p>
          </table:table-cell>
          <table:table-cell table:style-name="ce15"/>
          <table:table-cell table:style-name="ce15" table:formula="of:=IF([.E36]&gt;=[.$B$7];[.E36];&quot;&quot;)" office:value-type="float" office:value="1" calcext:value-type="float">
            <text:p>1,00</text:p>
          </table:table-cell>
          <table:table-cell table:style-name="ce15"/>
          <table:table-cell table:style-name="ce18" table:formula="of:=IF([.G36]&gt;=[.$B$7];[.G36];&quot;&quot;)">
            <text:p/>
          </table:table-cell>
        </table:table-row>
        <table:table-row table:style-name="ro1">
          <table:table-cell table:style-name="ce9"/>
          <table:table-cell table:number-columns-repeated="7"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10" table:formula="of:=[.B14]" office:value-type="string" office:string-value="QuickSortPy" calcext:value-type="string">
            <text:p>QuickSortPy</text:p>
          </table:table-cell>
          <table:table-cell/>
          <table:table-cell table:formula="of:=[.$B$6]*[.C50]+[.$C$6]*[.C61]" office:value-type="float" office:value="1" calcext:value-type="float">
            <text:p>1,00</text:p>
          </table:table-cell>
          <table:table-cell/>
          <table:table-cell table:formula="of:=[.$B$6]*[.E50]+[.$C$6]*[.E61]" office:value-type="float" office:value="1" calcext:value-type="float">
            <text:p>1,00</text:p>
          </table:table-cell>
          <table:table-cell table:number-columns-repeated="3"/>
          <table:table-cell table:style-name="ce22" table:formula="of:=[.A38]" office:value-type="string" office:string-value="QuickSortPy" calcext:value-type="string">
            <text:p>QuickSortPy</text:p>
          </table:table-cell>
          <table:table-cell table:style-name="ce23"/>
          <table:table-cell table:style-name="ce23" table:formula="of:=IF([.C38]&gt;=[.$B$7];[.C38];&quot;&quot;)" office:value-type="float" office:value="1" calcext:value-type="float">
            <text:p>1,00</text:p>
          </table:table-cell>
          <table:table-cell table:style-name="ce23"/>
          <table:table-cell table:style-name="ce23" table:formula="of:=IF([.E38]&gt;=[.$B$7];[.E38];&quot;&quot;)" office:value-type="float" office:value="1" calcext:value-type="float">
            <text:p>1,00</text:p>
          </table:table-cell>
          <table:table-cell table:style-name="ce23"/>
          <table:table-cell table:style-name="ce20" table:formula="of:=IF([.G38]&gt;=[.$B$7];[.G38];&quot;&quot;)">
            <text:p/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5" office:value-type="string" calcext:value-type="string">
            <text:p>Partial Concordance Index for Package</text:p>
          </table:table-cell>
          <table:table-cell table:style-name="Default" table:number-columns-repeated="6"/>
          <table:table-cell/>
          <table:table-cell table:style-name="ce5" office:value-type="string" calcext:value-type="string">
            <text:p>Discordance Index for Energy</text:p>
          </table:table-cell>
          <table:table-cell table:number-columns-repeated="6"/>
        </table:table-row>
        <table:table-row table:style-name="ro1"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/>
          <table:table-cell table:style-name="ce11" table:formula="of:=[.A46]" office:value-type="string" office:string-value="HeapsortPy" calcext:value-type="string">
            <text:p>HeapsortPy</text:p>
          </table:table-cell>
          <table:table-cell table:style-name="ce11"/>
          <table:table-cell table:style-name="ce11" table:formula="of:=[.A48]" office:value-type="string" office:string-value="MergeSortPy" calcext:value-type="string">
            <text:p>MergeSortPy</text:p>
          </table:table-cell>
          <table:table-cell table:style-name="ce11"/>
          <table:table-cell table:style-name="ce11" table:formula="of:=[.A50]" office:value-type="string" office:string-value="QuickSortPy" calcext:value-type="string">
            <text:p>QuickSortPy</text:p>
          </table:table-cell>
          <table:table-cell table:number-columns-repeated="2"/>
          <table:table-cell table:style-name="ce11"/>
          <table:table-cell table:style-name="ce11" table:formula="of:=[.C44]" office:value-type="string" office:string-value="HeapsortPy" calcext:value-type="string">
            <text:p>HeapsortPy</text:p>
          </table:table-cell>
          <table:table-cell table:style-name="ce11"/>
          <table:table-cell table:style-name="ce11" table:formula="of:=[.E44]" office:value-type="string" office:string-value="MergeSortPy" calcext:value-type="string">
            <text:p>MergeSortPy</text:p>
          </table:table-cell>
          <table:table-cell table:style-name="ce11"/>
          <table:table-cell table:style-name="ce11" table:formula="of:=[.G44]" office:value-type="string" office:string-value="QuickSortPy" calcext:value-type="string">
            <text:p>QuickSortPy</text:p>
          </table:table-cell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34]" office:value-type="string" office:string-value="HeapsortPy" calcext:value-type="string">
            <text:p>HeapsortPy</text:p>
          </table:table-cell>
          <table:table-cell/>
          <table:table-cell table:formula="of:=IF([$Intermediate.C7]&lt;=[.$B$4];1;0)" office:value-type="float" office:value="1" calcext:value-type="float">
            <text:p>1,00</text:p>
          </table:table-cell>
          <table:table-cell/>
          <table:table-cell table:formula="of:=IF([$Intermediate.E7]&lt;=[.$B$4];1;0)" office:value-type="float" office:value="0" calcext:value-type="float">
            <text:p>0,00</text:p>
          </table:table-cell>
          <table:table-cell/>
          <table:table-cell table:formula="of:=IF([$Intermediate.G7]&lt;=[.$B$4];1;0)" office:value-type="float" office:value="0" calcext:value-type="float">
            <text:p>0,00</text:p>
          </table:table-cell>
          <table:table-cell/>
          <table:table-cell table:style-name="ce11" table:formula="of:=[.A46]" office:value-type="string" office:string-value="HeapsortPy" calcext:value-type="string">
            <text:p>HeapsortPy</text:p>
          </table:table-cell>
          <table:table-cell table:style-name="ce15" table:number-columns-repeated="3"/>
          <table:table-cell table:style-name="ce15" table:formula="of:=IF([$Intermediate.E7]&gt;=[.$B$5];1;0)" office:value-type="float" office:value="1" calcext:value-type="float">
            <text:p>1,00</text:p>
          </table:table-cell>
          <table:table-cell table:style-name="ce15"/>
          <table:table-cell table:style-name="ce15" table:formula="of:=IF([$Intermediate.G7]&gt;=[.$B$5];1;0)" office:value-type="float" office:value="1" calcext:value-type="float">
            <text:p>1,00</text:p>
          </table:table-cell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36]" office:value-type="string" office:string-value="MergeSortPy" calcext:value-type="string">
            <text:p>MergeSortPy</text:p>
          </table:table-cell>
          <table:table-cell/>
          <table:table-cell table:formula="of:=IF([$Intermediate.C9]&lt;=[.$B$4];1;0)" office:value-type="float" office:value="1" calcext:value-type="float">
            <text:p>1,00</text:p>
          </table:table-cell>
          <table:table-cell/>
          <table:table-cell table:formula="of:=IF([$Intermediate.E9]&lt;=[.$B$4];1;0)" office:value-type="float" office:value="1" calcext:value-type="float">
            <text:p>1,00</text:p>
          </table:table-cell>
          <table:table-cell/>
          <table:table-cell table:formula="of:=IF([$Intermediate.G9]&lt;=[.$B$4];1;0)" office:value-type="float" office:value="0" calcext:value-type="float">
            <text:p>0,00</text:p>
          </table:table-cell>
          <table:table-cell/>
          <table:table-cell table:style-name="ce11" table:formula="of:=[.A48]" office:value-type="string" office:string-value="MergeSortPy" calcext:value-type="string">
            <text:p>MergeSortPy</text:p>
          </table:table-cell>
          <table:table-cell table:style-name="ce15"/>
          <table:table-cell table:style-name="ce15" table:formula="of:=IF([$Intermediate.C9]&gt;=[.$B$5];1;0)" office:value-type="float" office:value="0" calcext:value-type="float">
            <text:p>0,00</text:p>
          </table:table-cell>
          <table:table-cell table:style-name="ce15" table:number-columns-repeated="3"/>
          <table:table-cell table:style-name="ce15" table:formula="of:=IF([$Intermediate.G9]&gt;=[.$B$5];1;0)" office:value-type="float" office:value="1" calcext:value-type="float">
            <text:p>1,00</text:p>
          </table:table-cell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38]" office:value-type="string" office:string-value="QuickSortPy" calcext:value-type="string">
            <text:p>QuickSortPy</text:p>
          </table:table-cell>
          <table:table-cell/>
          <table:table-cell table:formula="of:=IF([$Intermediate.C11]&lt;=[.$B$4];1;0)" office:value-type="float" office:value="1" calcext:value-type="float">
            <text:p>1,00</text:p>
          </table:table-cell>
          <table:table-cell/>
          <table:table-cell table:formula="of:=IF([$Intermediate.E11]&lt;=[.$B$4];1;0)" office:value-type="float" office:value="1" calcext:value-type="float">
            <text:p>1,00</text:p>
          </table:table-cell>
          <table:table-cell/>
          <table:table-cell table:formula="of:=IF([$Intermediate.G11]&lt;=[.$B$4];1;0)" office:value-type="float" office:value="1" calcext:value-type="float">
            <text:p>1,00</text:p>
          </table:table-cell>
          <table:table-cell/>
          <table:table-cell table:style-name="ce11" table:formula="of:=[.A50]" office:value-type="string" office:string-value="QuickSortPy" calcext:value-type="string">
            <text:p>QuickSortPy</text:p>
          </table:table-cell>
          <table:table-cell table:style-name="ce15"/>
          <table:table-cell table:style-name="ce15" table:formula="of:=IF([$Intermediate.C11]&gt;=[.$B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E11]&gt;=[.$B$5];1;0)" office:value-type="float" office:value="0" calcext:value-type="float">
            <text:p>0,00</text:p>
          </table:table-cell>
          <table:table-cell table:style-name="ce15" table:number-columns-repeated="2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5" office:value-type="string" calcext:value-type="string">
            <text:p>Partial Concordance Index for Time</text:p>
          </table:table-cell>
          <table:table-cell table:style-name="Default" table:number-columns-repeated="6"/>
          <table:table-cell/>
          <table:table-cell table:style-name="ce5" office:value-type="string" calcext:value-type="string">
            <text:p>Discordance Index for Time</text:p>
          </table:table-cell>
          <table:table-cell table:number-columns-repeated="6"/>
        </table:table-row>
        <table:table-row table:style-name="ro1"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/>
          <table:table-cell table:style-name="ce11" table:formula="of:=[.A57]" office:value-type="string" office:string-value="HeapsortPy" calcext:value-type="string">
            <text:p>HeapsortPy</text:p>
          </table:table-cell>
          <table:table-cell table:style-name="ce11"/>
          <table:table-cell table:style-name="ce11" table:formula="of:=[.A59]" office:value-type="string" office:string-value="MergeSortPy" calcext:value-type="string">
            <text:p>MergeSortPy</text:p>
          </table:table-cell>
          <table:table-cell table:style-name="ce11"/>
          <table:table-cell table:style-name="ce11" table:formula="of:=[.A61]" office:value-type="string" office:string-value="QuickSortPy" calcext:value-type="string">
            <text:p>QuickSortPy</text:p>
          </table:table-cell>
          <table:table-cell table:number-columns-repeated="2"/>
          <table:table-cell table:style-name="ce11"/>
          <table:table-cell table:style-name="ce11" table:formula="of:=[.C55]" office:value-type="string" office:string-value="HeapsortPy" calcext:value-type="string">
            <text:p>HeapsortPy</text:p>
          </table:table-cell>
          <table:table-cell table:style-name="ce11"/>
          <table:table-cell table:style-name="ce11" table:formula="of:=[.E55]" office:value-type="string" office:string-value="MergeSortPy" calcext:value-type="string">
            <text:p>MergeSortPy</text:p>
          </table:table-cell>
          <table:table-cell table:style-name="ce11"/>
          <table:table-cell table:style-name="ce11" table:formula="of:=[.G55]" office:value-type="string" office:string-value="QuickSortPy" calcext:value-type="string">
            <text:p>QuickSortPy</text:p>
          </table:table-cell>
        </table:table-row>
        <table:table-row table:style-name="ro1">
          <table:table-cell table:style-name="ce12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46]" office:value-type="string" office:string-value="HeapsortPy" calcext:value-type="string">
            <text:p>HeapsortPy</text:p>
          </table:table-cell>
          <table:table-cell/>
          <table:table-cell table:formula="of:=IF([$Intermediate.C18]&lt;=[.$B$4];1;0)" office:value-type="float" office:value="1" calcext:value-type="float">
            <text:p>1,00</text:p>
          </table:table-cell>
          <table:table-cell/>
          <table:table-cell table:formula="of:=IF([$Intermediate.E18]&lt;=[.$B$4];1;0)" office:value-type="float" office:value="0" calcext:value-type="float">
            <text:p>0,00</text:p>
          </table:table-cell>
          <table:table-cell/>
          <table:table-cell table:formula="of:=IF([$Intermediate.G18]&lt;=[.$B$4];1;0)" office:value-type="float" office:value="0" calcext:value-type="float">
            <text:p>0,00</text:p>
          </table:table-cell>
          <table:table-cell/>
          <table:table-cell table:style-name="ce11" table:formula="of:=[.A57]" office:value-type="string" office:string-value="HeapsortPy" calcext:value-type="string">
            <text:p>HeapsortPy</text:p>
          </table:table-cell>
          <table:table-cell table:style-name="ce15"/>
          <table:table-cell table:style-name="ce15" table:formula="of:=IF([$Intermediate.C18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E18]&gt;=[.$C$5];1;0)" office:value-type="float" office:value="1" calcext:value-type="float">
            <text:p>1,00</text:p>
          </table:table-cell>
          <table:table-cell table:style-name="ce15"/>
          <table:table-cell table:style-name="ce15" table:formula="of:=IF([$Intermediate.G18]&gt;=[.$C$5];1;0)" office:value-type="float" office:value="1" calcext:value-type="float">
            <text:p>1,00</text:p>
          </table:table-cell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48]" office:value-type="string" office:string-value="MergeSortPy" calcext:value-type="string">
            <text:p>MergeSortPy</text:p>
          </table:table-cell>
          <table:table-cell/>
          <table:table-cell table:formula="of:=IF([$Intermediate.C20]&lt;=[.$B$4];1;0)" office:value-type="float" office:value="1" calcext:value-type="float">
            <text:p>1,00</text:p>
          </table:table-cell>
          <table:table-cell/>
          <table:table-cell table:formula="of:=IF([$Intermediate.E20]&lt;=[.$B$4];1;0)" office:value-type="float" office:value="1" calcext:value-type="float">
            <text:p>1,00</text:p>
          </table:table-cell>
          <table:table-cell/>
          <table:table-cell table:formula="of:=IF([$Intermediate.G20]&lt;=[.$B$4];1;0)" office:value-type="float" office:value="0" calcext:value-type="float">
            <text:p>0,00</text:p>
          </table:table-cell>
          <table:table-cell/>
          <table:table-cell table:style-name="ce11" table:formula="of:=[.A59]" office:value-type="string" office:string-value="MergeSortPy" calcext:value-type="string">
            <text:p>MergeSortPy</text:p>
          </table:table-cell>
          <table:table-cell table:style-name="ce15"/>
          <table:table-cell table:style-name="ce15" table:formula="of:=IF([$Intermediate.C20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E20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G20]&gt;=[.$C$5];1;0)" office:value-type="float" office:value="1" calcext:value-type="float">
            <text:p>1,00</text:p>
          </table:table-cell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50]" office:value-type="string" office:string-value="QuickSortPy" calcext:value-type="string">
            <text:p>QuickSortPy</text:p>
          </table:table-cell>
          <table:table-cell/>
          <table:table-cell table:formula="of:=IF([$Intermediate.C22]&lt;=[.$B$4];1;0)" office:value-type="float" office:value="1" calcext:value-type="float">
            <text:p>1,00</text:p>
          </table:table-cell>
          <table:table-cell/>
          <table:table-cell table:formula="of:=IF([$Intermediate.E22]&lt;=[.$B$4];1;0)" office:value-type="float" office:value="1" calcext:value-type="float">
            <text:p>1,00</text:p>
          </table:table-cell>
          <table:table-cell/>
          <table:table-cell table:formula="of:=IF([$Intermediate.G22]&lt;=[.$B$4];1;0)" office:value-type="float" office:value="1" calcext:value-type="float">
            <text:p>1,00</text:p>
          </table:table-cell>
          <table:table-cell/>
          <table:table-cell table:style-name="ce11" table:formula="of:=[.A61]" office:value-type="string" office:string-value="QuickSortPy" calcext:value-type="string">
            <text:p>QuickSortPy</text:p>
          </table:table-cell>
          <table:table-cell table:style-name="ce15"/>
          <table:table-cell table:style-name="ce15" table:formula="of:=IF([$Intermediate.C22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E22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G22]&gt;=[.$C$5];1;0)" office:value-type="float" office:value="0" calcext:value-type="float">
            <text:p>0,00</text:p>
          </table:table-cell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5"/>
          <table:table-cell table:style-name="Default" table:number-columns-repeated="6"/>
          <table:table-cell/>
          <table:table-cell table:style-name="ce5"/>
          <table:table-cell table:number-columns-repeated="6"/>
        </table:table-row>
        <table:table-row table:style-name="ro1"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 table:number-columns-repeated="6"/>
          <table:table-cell table:number-columns-repeated="2"/>
          <table:table-cell table:style-name="ce11" table:number-columns-repeated="6"/>
        </table:table-row>
        <table:table-row table:style-name="ro1" table:number-rows-repeated="6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 table:number-rows-repeated="2">
          <table:table-cell table:style-name="ce5"/>
          <table:table-cell table:style-name="Default" table:number-columns-repeated="6"/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table:style-name="ce11" table:number-columns-repeated="6"/>
          <table:table-cell table:number-columns-repeated="2"/>
          <table:table-cell table:style-name="ce11" table:number-columns-repeated="6"/>
        </table:table-row>
        <table:table-row table:style-name="ro1" table:number-rows-repeated="5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9P0" style:volatile="true">
      <number:number number:decimal-places="2" number:min-decimal-places="2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9P0"/>
    </number:number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9">
      <number:number number:decimal-places="3" number:min-decimal-places="3" number:min-integer-digits="1"/>
    </number:number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8P2" style:volatile="true">
      <number:text> </number:text>
      <number:fill-character> </number:fill-character>
      <number:text>-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4P2" style:volatile="true">
      <number:text> </number:text>
      <number:fill-character> </number:fill-character>
      <number:text>- €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0P0" style:volatile="true">
      <number:number number:decimal-places="0" number:min-decimal-places="0" number:min-integer-digits="1" number:grouping="true"/>
      <number:text>  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0P0"/>
    </number:number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57P0" style:volatile="true">
      <number:number number:decimal-places="2" number:min-decimal-places="2" number:min-integer-digits="1" number:grouping="true"/>
      <number:text> €</number:text>
    </number:number-style>
    <number:number-style style:name="N15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7P0"/>
    </number:number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/>
    </number:time-style>
    <number:number-style style:name="N155">
      <number:number number:decimal-places="4" number:min-decimal-places="4" number:min-integer-digits="1"/>
    </number:number-style>
    <number:time-style style:name="N126">
      <number:hours/>
      <number:text>:</number:text>
      <number:minutes number:style="long"/>
    </number:time-style>
    <number:date-style style:name="N154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125">
      <number:hours/>
      <number:text>:</number:text>
      <number:minutes number:style="long"/>
      <number:text>:</number:text>
      <number:seconds number:style="long"/>
    </number:time-style>
    <number:number-style style:name="N153P0" style:volatile="true">
      <number:number number:decimal-places="0" number:min-decimal-places="0" number:min-integer-digits="1" number:grouping="true"/>
      <number:text>   </number:text>
    </number:number-style>
    <number:number-style style:name="N15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3P0"/>
    </number:number-style>
    <number:time-style style:name="N124">
      <number:hours/>
      <number:text>:</number:text>
      <number:minutes number:style="long"/>
      <number:text> </number:text>
      <number:am-pm/>
    </number:time-style>
    <number:number-style style:name="N152P0" style:volatile="true">
      <number:number number:decimal-places="2" number:min-decimal-places="2" number:min-integer-digits="1" number:grouping="true"/>
      <number:text>   </number:text>
    </number:number-style>
    <number:number-style style:name="N15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2P0"/>
    </number:number-style>
    <number:number-style style:name="N123P0" style:volatile="true">
      <number:number number:decimal-places="0" number:min-decimal-places="0" number:min-integer-digits="1" number:grouping="true"/>
      <number:text> €</number:text>
    </number:number-style>
    <number:number-style style:name="N12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3P0"/>
    </number:number-style>
    <number:number-style style:name="N151P0" style:volatile="true">
      <number:number number:decimal-places="2" number:min-decimal-places="2" number:min-integer-digits="1" number:grouping="true"/>
      <number:text>   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1P0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3T15:42:39.882411314</meta:creation-date>
    <dc:date>2023-06-05T16:53:48.232206807</dc:date>
    <meta:editing-duration>PT1H20M43S</meta:editing-duration>
    <meta:editing-cycles>11</meta:editing-cycles>
    <meta:generator>LibreOffice/7.3.7.2$Linux_X86_64 LibreOffice_project/30$Build-2</meta:generator>
    <meta:document-statistic meta:table-count="3" meta:cell-count="239" meta:object-count="0"/>
  </office:meta>
</office:document-meta>
</file>